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31eb6" officeooo:paragraph-rsid="00131eb6" style:font-size-asian="14pt" style:font-size-complex="14pt"/>
    </style:style>
    <style:style style:name="P2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bdba53" officeooo:paragraph-rsid="00131eb6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bdba53" officeooo:paragraph-rsid="00131eb6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variant="normal" fo:text-transform="none" fo:color="#000000" style:font-name="Times new roman" fo:font-size="14pt" fo:letter-spacing="normal" fo:font-style="normal" fo:font-weight="normal" officeooo:rsid="00131eb6" officeooo:paragraph-rsid="00131eb6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f4c1" officeooo:paragraph-rsid="00131eb6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officeooo:rsid="00131eb6" officeooo:paragraph-rsid="00131eb6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31eb6" officeooo:paragraph-rsid="00131eb6" style:font-size-asian="14pt" style:font-size-complex="14pt"/>
    </style:style>
    <style:style style:name="P8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officeooo:paragraph-rsid="00131eb6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b2618c" officeooo:paragraph-rsid="00131eb6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b36caf" officeooo:paragraph-rsid="00131eb6" style:font-size-asian="14pt" style:font-weight-asian="normal" style:font-size-complex="14pt" style:font-weight-complex="normal"/>
    </style:style>
    <style:style style:name="P11" style:family="paragraph" style:parent-style-name="Standard" style:list-style-name="L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b36caf" officeooo:paragraph-rsid="00131eb6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b3f4c1" officeooo:paragraph-rsid="00131eb6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131eb6" officeooo:paragraph-rsid="00131eb6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b54912" officeooo:paragraph-rsid="00131eb6" style:font-size-asian="14pt" style:font-weight-asian="normal" style:font-size-complex="14pt" style:font-weight-complex="normal"/>
    </style:style>
    <style:style style:name="P15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b65339" officeooo:paragraph-rsid="00131eb6" style:font-size-asian="14pt" style:font-weight-asian="normal" style:font-size-complex="14pt" style:font-weight-complex="normal"/>
    </style:style>
    <style:style style:name="P16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b836aa" officeooo:paragraph-rsid="00131eb6" style:font-size-asian="14pt" style:font-weight-asian="normal" style:font-size-complex="14pt" style:font-weight-complex="normal"/>
    </style:style>
    <style:style style:name="P17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bb1560" officeooo:paragraph-rsid="00131eb6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bb1560" officeooo:paragraph-rsid="00131eb6" style:font-size-asian="14pt" style:font-weight-asian="normal" style:font-size-complex="14pt" style:font-weight-complex="normal"/>
    </style:style>
    <style:style style:name="P19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bbace4" officeooo:paragraph-rsid="00131eb6" style:font-size-asian="14pt" style:font-weight-asian="normal" style:font-size-complex="14pt" style:font-weight-complex="normal"/>
    </style:style>
    <style:style style:name="P20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bbe7fc" officeooo:paragraph-rsid="00131eb6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bold" officeooo:rsid="00b65339" officeooo:paragraph-rsid="00131eb6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font-name="Times new roman" fo:font-size="14pt" fo:font-weight="bold" officeooo:rsid="00bbace4" officeooo:paragraph-rsid="00131eb6" style:font-size-asian="14pt" style:font-weight-asian="bold" style:font-size-complex="14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style:font-name="Times new roman" fo:font-size="14pt" fo:font-weight="normal" officeooo:rsid="00b2618c" officeooo:paragraph-rsid="00131eb6" style:font-size-asian="14pt" style:font-weight-asian="normal" style:font-size-complex="14pt" style:font-weight-complex="normal"/>
    </style:style>
    <style:style style:name="T1" style:family="text">
      <style:text-properties officeooo:rsid="00131eb6"/>
    </style:style>
    <style:style style:name="T2" style:family="text">
      <style:text-properties officeooo:rsid="00b662a7"/>
    </style:style>
    <style:style style:name="T3" style:family="text">
      <style:text-properties officeooo:rsid="00b948fd"/>
    </style:style>
    <style:style style:name="T4" style:family="text">
      <style:text-properties officeooo:rsid="00bb85b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officeooo:rsid="00131eb6" style:font-weight-asian="normal" style:font-weight-complex="normal"/>
    </style:style>
    <style:style style:name="T7" style:family="text">
      <style:text-properties fo:font-weight="normal" officeooo:rsid="00b3f4c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5">Группа:</text:span> ИУ5 — 21</text:p>
      <text:p text:style-name="P6"><text:span text:style-name="T5">Студент:</text:span> Белоусов Евгений</text:p>
      <text:p text:style-name="P7"/>
      <text:p text:style-name="P1"><text:span text:style-name="T5">КВ № 12.</text:span> Краткая характеристика ГАС “Контур”: предпосылки, назначение, цели создания, цели функционирования системы.</text:p>
      <text:p text:style-name="P1"/>
      <text:p text:style-name="P23">Система <text:span text:style-name="T1">ГАС «Контур»</text:span> предназначалась для управления народным хозяйством страны в мирное время и особый период. Начало системы относится к 1970 году. Первая очередь этой системы была создана в первой половине 70х годов (1975 — 1976).</text:p>
      <text:p text:style-name="P9"/>
      <text:p text:style-name="P10"><text:span text:style-name="T5">Предпосылки</text:span>:</text:p>
      <text:list xml:id="list8804848807598570425" text:style-name="L2">
        <text:list-item>
          <text:p text:style-name="P11">состояние холодной войны</text:p>
        </text:list-item>
        <text:list-item>
          <text:p text:style-name="P11">уровень научно технического развития средств вычислительной техники был уже достаточно высок и обеспечивал возможность создания подобной системы</text:p>
        </text:list-item>
      </text:list>
      <text:p text:style-name="P12"/>
      <text:p text:style-name="P13"><text:span text:style-name="T5">Назначение</text:span>:</text:p>
      <text:list xml:id="list6956794331316425372" text:style-name="L6">
        <text:list-item>
          <text:p text:style-name="P8"><text:span text:style-name="T6">ГАС </text:span><text:span text:style-name="T7">«Контур» созд</text:span><text:span text:style-name="T6">авалась</text:span><text:span text:style-name="T7"> для управления страной </text:span><text:span text:style-name="T6">высшими чинами</text:span><text:span text:style-name="T7"> в два возможных периода.</text:span></text:p>
        </text:list-item>
      </text:list>
      <text:p text:style-name="P14"/>
      <text:p text:style-name="P21">Цели создания:</text:p>
      <text:list xml:id="list2696789312346813888" text:style-name="L4">
        <text:list-item>
          <text:p text:style-name="P15">Обеспечение живучести (способность системы выполнять свои функции при выходе из строя отдельных ее звеньев <text:span text:style-name="T2">в силу разрушительного действия внешней или окружающей среды</text:span>) системы</text:p>
        </text:list-item>
        <text:list-item>
          <text:p text:style-name="P16">Оборудовать пользователей системы автоматизированными рабочими местами <text:span text:style-name="T3">и обеспечить их взаимодействие в реальном масштабе времени</text:span></text:p>
        </text:list-item>
        <text:list-item>
          <text:p text:style-name="P17">Сформировать централизованную базу данных, <text:span text:style-name="T4">характеризующих текущее состояние народного хозяйства </text:span></text:p>
        </text:list-item>
      </text:list>
      <text:p text:style-name="P18"/>
      <text:p text:style-name="P22">Цели функционирования:</text:p>
      <text:list xml:id="list3419236414549102453" text:style-name="L5">
        <text:list-item>
          <text:p text:style-name="P19">Введение централизованной базы данных (накопление, хранение, обновление, поиск)</text:p>
        </text:list-item>
        <text:list-item>
          <text:p text:style-name="P20">Информационное обслуживание пользователей системы в реальном масштабе времени</text:p>
        </text:list-item>
        <text:list-item>
          <text:p text:style-name="P2">Оперативный контроль и управление народным хозяйством</text:p>
        </text:list-item>
      </text:list>
      <text:p text:style-name="P3"/>
      <text:p text:style-name="P4"><text:span text:style-name="T5">Дата</text:span>: 21.04.2018</text:p>
      <text:p text:style-name="P4"><text:span text:style-name="T5">Подпись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1:52:58.484815964</meta:creation-date>
    <dc:date>2018-04-21T22:02:28.674292974</dc:date>
    <meta:editing-duration>PT9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72" meta:character-count="1347" meta:non-whitespace-character-count="1200"/>
  </office:meta>
</office:document-meta>
</file>